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231cm" draw:marker-start-center="false" draw:marker-end-width="0.231cm" draw:marker-end-center="false" draw:fill="solid" draw:fill-color="#0098cc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solid" svg:stroke-width="0.019cm" svg:stroke-color="#295ca5" draw:marker-start-width="0.231cm" draw:marker-start-center="false" draw:marker-end-width="0.231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3764" svg:stroke-width="0.019cm" svg:stroke-color="#000000" draw:marker-start-width="0.231cm" draw:marker-start-center="false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Dashed_20__28_var_29__20_3765" svg:stroke-width="0.019cm" svg:stroke-color="#000000" draw:marker-start-width="0.231cm" draw:marker-start-center="false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Arrow_20_concave" draw:marker-start-width="0.203cm" draw:marker-start-center="false" draw:marker-end="Arrow_20_concave" draw:marker-end-width="0.2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Arrow_20_concave" draw:marker-start-width="0.203cm" draw:marker-start-center="false" draw:marker-end="Arrow_20_concave" draw:marker-end-width="0.2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dash" draw:stroke-dash="Dashed_20__28_var_29__20_3766" svg:stroke-width="0.019cm" svg:stroke-color="#000000" draw:marker-start-width="0.231cm" draw:marker-start-center="false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dash" draw:stroke-dash="Dashed_20__28_var_29__20_3767" svg:stroke-width="0.019cm" svg:stroke-color="#000000" draw:marker-start-width="0.231cm" draw:marker-start-center="false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13cm" fo:min-width="0.298cm" draw:shadow="hidden" draw:shadow-offset-x="0.3cm" draw:shadow-offset-y="0.3cm" draw:shadow-color="#808080"/>
    </style:style>
    <style:style style:name="P1" style:family="paragraph">
      <loext:graphic-properties draw:fill="solid" draw:fill-color="#0098cc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Times New Roman1" fo:font-size="11pt" fo:font-style="italic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551cm" svg:height="1.599cm" svg:x="13.122cm" svg:y="14.246cm" svg:viewBox="0 0 1552 1600" draw:points="0,0 0,1600 1552,801">
            <text:p/>
          </draw:polygon>
          <draw:polyline draw:style-name="gr2" draw:text-style-name="P2" draw:layer="layout" svg:width="6.98cm" svg:height="1.599cm" svg:x="7.693cm" svg:y="14.246cm" svg:viewBox="0 0 6981 1600" draw:points="0,1600 5429,1600 6981,801 5429,0 0,0">
            <text:p/>
          </draw:polyline>
          <draw:line draw:style-name="gr3" draw:text-style-name="P3" draw:layer="layout" svg:x1="7.693cm" svg:y1="14.246cm" svg:x2="7.111cm" svg:y2="14.246cm">
            <text:p/>
          </draw:line>
          <draw:line draw:style-name="gr4" draw:text-style-name="P3" draw:layer="layout" svg:x1="7.693cm" svg:y1="15.846cm" svg:x2="7.111cm" svg:y2="15.846cm">
            <text:p/>
          </draw:line>
          <draw:line draw:style-name="gr5" draw:text-style-name="P3" draw:layer="layout" svg:x1="7.305cm" svg:y1="15.846cm" svg:x2="7.305cm" svg:y2="14.246cm">
            <text:p/>
          </draw:line>
          <draw:line draw:style-name="gr6" draw:text-style-name="P5" draw:layer="layout" svg:x1="7.693cm" svg:y1="13.844cm" svg:x2="14.674cm" svg:y2="13.844cm">
            <text:p text:style-name="P4"><text:span text:style-name="T1">7 cm</text:span></text:p>
            <text:p text:style-name="P4"><text:span text:style-name="T1"/></text:p>
          </draw:line>
          <draw:line draw:style-name="gr7" draw:text-style-name="P3" draw:layer="layout" svg:x1="14.675cm" svg:y1="13.646cm" svg:x2="14.675cm" svg:y2="16.445cm">
            <text:p/>
          </draw:line>
          <draw:line draw:style-name="gr6" draw:text-style-name="P5" draw:layer="layout" svg:x1="13.122cm" svg:y1="16.246cm" svg:x2="14.674cm" svg:y2="16.246cm">
            <text:p text:style-name="P4"><text:span text:style-name="T2">x</text:span><text:span text:style-name="T1"> cm</text:span></text:p>
            <text:p text:style-name="P4"><text:span text:style-name="T1"/></text:p>
          </draw:line>
          <draw:line draw:style-name="gr8" draw:text-style-name="P3" draw:layer="layout" svg:x1="13.122cm" svg:y1="13.646cm" svg:x2="13.122cm" svg:y2="16.445cm">
            <text:p/>
          </draw:line>
          <draw:frame draw:style-name="gr9" draw:text-style-name="P7" draw:layer="layout" svg:width="1.289cm" svg:height="0.624cm" draw:transform="rotate (1.5707963267949) translate (6.763cm 15.733cm)">
            <draw:text-box>
              <text:p text:style-name="P6"><text:span text:style-name="T3">2 cm</text:span></text:p>
            </draw:text-box>
          </draw:frame>
          <draw:rect draw:style-name="gr1" draw:text-style-name="P1" draw:layer="layout" svg:width="5.434cm" svg:height="1.602cm" svg:x="7.693cm" svg:y="14.246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764" draw:display-name="Dashed (var) 3764" draw:style="rect" draw:dots1="1" draw:dots1-length="0.009cm" draw:dots2="1" draw:dots2-length="0.009cm" draw:distance="0.009cm"/>
    <draw:stroke-dash draw:name="Dashed_20__28_var_29__20_3765" draw:display-name="Dashed (var) 3765" draw:style="rect" draw:dots1="1" draw:dots1-length="0.009cm" draw:dots2="1" draw:dots2-length="0.009cm" draw:distance="0.009cm"/>
    <draw:stroke-dash draw:name="Dashed_20__28_var_29__20_3766" draw:display-name="Dashed (var) 3766" draw:style="rect" draw:dots1="1" draw:dots1-length="0.009cm" draw:dots2="1" draw:dots2-length="0.009cm" draw:distance="0.009cm"/>
    <draw:stroke-dash draw:name="Dashed_20__28_var_29__20_3767" draw:display-name="Dashed (var) 3767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4:24:01.522576609</meta:creation-date>
    <dc:date>2018-05-24T14:24:43.474649329</dc:date>
    <meta:editing-duration>PT42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